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7a2cc4" officeooo:paragraph-rsid="007a2cc4" style:font-weight-asian="bold" style:font-weight-complex="bold"/>
    </style:style>
    <style:style style:name="P2" style:family="paragraph" style:parent-style-name="Standard">
      <style:text-properties fo:font-weight="bold" officeooo:rsid="009754e9" officeooo:paragraph-rsid="009754e9" style:font-weight-asian="bold" style:font-weight-complex="bold"/>
    </style:style>
    <style:style style:name="P3" style:family="paragraph" style:parent-style-name="Standard">
      <style:text-properties fo:font-weight="bold" officeooo:rsid="00998f1d" officeooo:paragraph-rsid="00998f1d" style:font-weight-asian="bold" style:font-weight-complex="bold"/>
    </style:style>
    <style:style style:name="P4" style:family="paragraph" style:parent-style-name="Standard">
      <style:text-properties fo:font-weight="normal" officeooo:rsid="009754e9" officeooo:paragraph-rsid="009754e9" style:font-weight-asian="normal" style:font-weight-complex="normal"/>
    </style:style>
    <style:style style:name="P5" style:family="paragraph" style:parent-style-name="Standard">
      <style:text-properties fo:font-weight="normal" officeooo:rsid="00979d2e" officeooo:paragraph-rsid="00979d2e" style:font-weight-asian="normal" style:font-weight-complex="normal"/>
    </style:style>
    <style:style style:name="P6" style:family="paragraph" style:parent-style-name="Standard">
      <style:text-properties fo:font-weight="normal" officeooo:rsid="00998f1d" officeooo:paragraph-rsid="00998f1d" style:font-weight-asian="normal" style:font-weight-complex="normal"/>
    </style:style>
    <style:style style:name="P7" style:family="paragraph" style:parent-style-name="Standard">
      <style:text-properties fo:font-weight="normal" officeooo:rsid="00998f1d" officeooo:paragraph-rsid="00998f1d" style:font-weight-asian="normal" style:font-weight-complex="normal"/>
    </style:style>
    <style:style style:name="P8" style:family="paragraph" style:parent-style-name="Standard">
      <style:text-properties fo:font-weight="normal" officeooo:rsid="009b2597" officeooo:paragraph-rsid="009b2597" style:font-weight-asian="normal" style:font-weight-complex="normal"/>
    </style:style>
    <style:style style:name="P9" style:family="paragraph" style:parent-style-name="Standard">
      <style:text-properties fo:font-weight="normal" officeooo:rsid="009b7278" officeooo:paragraph-rsid="009b7278" style:font-weight-asian="normal" style:font-weight-complex="normal"/>
    </style:style>
    <style:style style:name="P10" style:family="paragraph" style:parent-style-name="Standard">
      <style:text-properties fo:font-weight="normal" officeooo:rsid="009b7278" officeooo:paragraph-rsid="009d086d" style:font-weight-asian="normal" style:font-weight-complex="normal"/>
    </style:style>
    <style:style style:name="P11" style:family="paragraph" style:parent-style-name="Standard">
      <style:text-properties fo:font-weight="bold" officeooo:rsid="009b2597" officeooo:paragraph-rsid="009b2597" style:font-weight-asian="bold" style:font-weight-complex="bold"/>
    </style:style>
    <style:style style:name="T1" style:family="text">
      <style:text-properties officeooo:rsid="00979d2e"/>
    </style:style>
    <style:style style:name="T2" style:family="text">
      <style:text-properties officeooo:rsid="00998f1d"/>
    </style:style>
    <style:style style:name="T3" style:family="text">
      <style:text-properties officeooo:rsid="009754e9"/>
    </style:style>
    <style:style style:name="T4" style:family="text">
      <style:text-properties officeooo:rsid="009b2597"/>
    </style:style>
    <style:style style:name="T5" style:family="text">
      <style:text-properties style:font-name="Courier New"/>
    </style:style>
    <style:style style:name="T6" style:family="text">
      <style:text-properties style:font-name="Courier New" officeooo:rsid="009d086d"/>
    </style:style>
    <style:style style:name="T7" style:family="text">
      <style:text-properties officeooo:rsid="009b7278"/>
    </style:style>
    <style:style style:name="T8" style:family="text">
      <style:text-properties style:font-name="Liberation Serif"/>
    </style:style>
    <style:style style:name="T9" style:family="text">
      <style:text-properties officeooo:rsid="009d08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sing other libraries</text:p>
      <text:p text:style-name="P1"/>
      <text:p text:style-name="P4">The TLS implementation is <text:span text:style-name="T1">currently </text:span>built on the MIRACL Core library, which provides much if not all of the cryptography n<text:span text:style-name="T1">ecessary for a </text:span>TLS <text:span text:style-name="T1">1.3 implementation.</text:span></text:p>
      <text:p text:style-name="P4"/>
      <text:p text:style-name="P4">But there are gaps in its coverage. For example it does not implement ChaCha20/Poly1305 which is a <text:span text:style-name="T1">nice</text:span> AEAD algorithm based on a stream cipher. It is faster than the AES-GCM alternative, and appears to have better immunity to side-channel attacks. </text:p>
      <text:p text:style-name="P4"/>
      <text:p text:style-name="P4">A very good implementation is available in the popular Libsodium library. This is a C library, which also supports a very fast X25519 implementation, plus fast hashing and other stuff. It does <text:span text:style-name="T1">not </text:span>cover as much of the TLS requirements as MIR<text:span text:style-name="T1">A</text:span>CL Core, but what it does do, it does well.</text:p>
      <text:p text:style-name="P4"/>
      <text:p text:style-name="P5">So there is a case to be made for allowing the TLS client to optionally be built using libsodium functions where they are available, and falling back on the MIRACL core functionality for things that libsodium does not implement. <text:span text:style-name="T2">It is also likely that different libraries may have different strengths, so a client may want to change some of its preferences based on those strengths.</text:span></text:p>
      <text:p text:style-name="P4"/>
      <text:p text:style-name="P3">Making a start</text:p>
      <text:p text:style-name="P6"/>
      <text:p text:style-name="P6">To make a start we <text:span text:style-name="T4">first</text:span> included support for <text:span text:style-name="T3">ChaCha20/Poly1305 </text:span>using the libsodium implementation. And if libsodium is available we also make ChaCha20/Poly1305 the client’s number one choice of cipher suite.</text:p>
      <text:p text:style-name="P6"/>
      <text:p text:style-name="P6">Recall that the client is written in C++, while libsodium is a C library. This is easily handled in a standard way by wrapping the <text:span text:style-name="T5">#include &lt;sodium.h&gt;</text:span> header in an <text:span text:style-name="T5">extern “C”</text:span> clause. This resolves the name-mangling issue that is the only important incompatibility between the two lang<text:span text:style-name="T4">ua</text:span>ges.</text:p>
      <text:p text:style-name="P6"/>
      <text:p text:style-name="P8">Next we observed that libsodium has a nice random number generator, that uses OS specific resources to generate random numbers. So we can make use of that.</text:p>
      <text:p text:style-name="P8"/>
      <text:p text:style-name="P8">The X25519 implementation in libsodium is state-of-the-art, so we now make use of that as well. All of the code changes are in the single <text:span text:style-name="T5">tls_crypto_api.</text:span><text:span text:style-name="T6">cpp</text:span> module.</text:p>
      <text:p text:style-name="P8"/>
      <text:p text:style-name="P9">To exploit these changes, install libsodium, edit <text:span text:style-name="T5">tls1_3.h</text:span> and <text:span text:style-name="T5">#define USE_LIB_SODIUM</text:span><text:span text:style-name="T8">,</text:span><text:span text:style-name="T5"> </text:span>and when compiling the client simply include <text:span text:style-name="T5">-lsodium</text:span> in the command line.</text:p>
      <text:p text:style-name="P9"/>
      <text:p text:style-name="P9">Now the client is using state-of-the-art implementations for AEAD encryption and X25519 key exchange! <text:span text:style-name="T9">These are probably the most compute intensive components of TLS1.3</text:span></text:p>
      <text:p text:style-name="P8"/>
      <text:p text:style-name="P11">Downsides</text:p>
      <text:p text:style-name="P8"/>
      <text:p text:style-name="P8">Besides the lack of complete coverage of TLS requirements, libsodium can sometimes be an awkward fit. It is not available in other languages, although wrappers are available. A pure rust implementation would <text:span text:style-name="T7">certainly </text:span>be nice. It also uses <text:span text:style-name="T7">some </text:span>assembly language, <text:span text:style-name="T7">and architecture/OS specific</text:span> <text:span text:style-name="T7">features, </text:span>so it is not trivial to port. <text:span text:style-name="T7">Its not at all clear how it could be used on a bare-metal IoT node.</text:span></text:p>
      <text:p text:style-name="P8"/>
      <text:p text:style-name="P10">There is support for AES-GCM, but only <text:span text:style-name="T9">with AES-256. It does not directly support HKDF key derivation functions, although it does support HMAC. In general it like to do things its own way.</text:span></text:p>
      <text:p text:style-name="P10"/>
      <text:p text:style-name="P10"><text:soft-page-break/></text:p>
      <text:p text:style-name="P10"><text:span text:style-name="T9">But in short we can pick out the “good bits” of libsodium, and if the architecture/OS/programming language is compatible, we can make use of them.</text:span></text:p>
      <text:p text:style-name="P10"><text:span text:style-name="T9"><text:s/></text:span></text:p>
      <text:p text:style-name="P6"/>
      <text:p text:style-name="P6"/>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05-10T11:59:13.579000000</dc:date>
    <meta:editing-duration>P2DT15H26M5S</meta:editing-duration>
    <meta:editing-cycles>71</meta:editing-cycles>
    <meta:generator>LibreOffice/6.4.5.2$Windows_X86_64 LibreOffice_project/a726b36747cf2001e06b58ad5db1aa3a9a1872d6</meta:generator>
    <meta:document-statistic meta:table-count="0" meta:image-count="0" meta:object-count="0" meta:page-count="2" meta:paragraph-count="17" meta:word-count="495" meta:character-count="3001" meta:non-whitespace-character-count="2520"/>
  </office:meta>
</office:document-meta>
</file>